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8.86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الورقة1">
      <style:table-properties table:display="true" style:writing-mode="rl-tb"/>
    </style:style>
    <style:style style:name="ta2" style:family="table" style:master-page-name="Default">
      <style:table-properties table:display="true" style:writing-mode="rl-tb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Arabic Naskh" fo:font-size="15pt" style:font-size-asian="15pt" style:font-name-complex="Droid Arabic Naskh" style:font-size-complex="15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5pt" fo:font-style="normal" fo:text-shadow="none" style:text-underline-style="none" fo:font-weight="normal" style:font-size-asian="15pt" style:font-style-asian="normal" style:font-weight-asian="normal" style:font-name-complex="&quot;Liberation Sans&quot;" style:font-size-complex="15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مذكر&quot;;&quot;مؤنث&quot;)" table:allow-empty-cell="true" table:display-list="unsorted" table:base-cell-address="words.F4">
          <table:error-message table:message-type="stop" table:display="true"/>
        </table:content-validation>
        <table:content-validation table:name="val2" table:condition="of:cell-content-is-in-list(&quot;مفرد&quot;;&quot;مثنى&quot;;&quot;جمع&quot;;&quot;جمع تكسير&quot;)" table:allow-empty-cell="true" table:display-list="unsorted" table:base-cell-address="words.G179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words.H4">
          <table:error-message table:message-type="stop" table:display="true"/>
        </table:content-validation>
        <table:content-validation table:name="val4" table:condition="of:cell-content-is-in-list(&quot;فتحة&quot;;&quot;ضمة&quot;;&quot;كسرة&quot;)" table:allow-empty-cell="true" table:display-list="unsorted" table:base-cell-address="words.I4">
          <table:error-message table:message-type="stop" table:display="true"/>
        </table:content-validation>
        <table:content-validation table:name="val5" table:condition="of:cell-content-is-in-list(&quot;true&quot;;&quot;false&quot;)" table:allow-empty-cell="true" table:display-list="unsorted" table:base-cell-address="words.J4">
          <table:error-message table:message-type="stop" table:display="true"/>
        </table:content-validation>
      </table:content-validations>
      <table:table table:name="word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1"/>
        <table:table-column table:style-name="co3" table:default-cell-style-name="ce1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0" table:default-cell-style-name="Default"/>
        <table:table-row table:style-name="ro1">
          <table:table-cell table:style-name="ce11" office:value-type="string" calcext:value-type="string">
            <text:p>arab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table:style-name="ce11" office:value-type="string" calcext:value-type="string">
            <text:p>word_type</text:p>
          </table:table-cell>
          <table:table-cell table:style-name="ce11" office:value-type="string" calcext:value-type="string">
            <text:p>conjugable</text:p>
          </table:table-cell>
          <table:table-cell table:style-name="ce11" office:value-type="string" calcext:value-type="string">
            <text:p>gend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defined</text:p>
          </table:table-cell>
          <table:table-cell table:style-name="ce11" office:value-type="string" calcext:value-type="string">
            <text:p>future_type</text:p>
          </table:table-cell>
          <table:table-cell table:style-name="ce11" office:value-type="string" calcext:value-type="string">
            <text:p>transitive</text:p>
          </table:table-cell>
          <table:table-cell table:style-name="ce24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اِسْتَطَا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content-validation-name="val1"/>
          <table:table-cell table:number-columns-repeated="2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رَا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ا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َرِ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ضَرَ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ذَهَ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لَس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16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َبِ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ك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خَرَج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ش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ا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َجَح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ك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مِ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اء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رَف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رَسَ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تَعَلَّ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عِ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ع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َك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هَّز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ع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اش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قَف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ج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ات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بَض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غَف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صَا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رَسَ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َز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رَكَ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20" table:content-validation-name="val1"/>
          <table:table-cell table:style-name="ce20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اف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ف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بِس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اجْتَه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ج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ص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رَأ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ع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ا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خَبّ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عَلِ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أ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رَم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شَاه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خَذ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لَ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فِظ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خْب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َا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اعَد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تَب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دَّث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ر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اشْتَر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سْرَ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ذَاك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ضَ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اع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هِ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فَتَح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طِش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كَن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عْلَ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سَر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دَخَل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لِي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ا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حن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ت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تِ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تم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"أنتما مؤ"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تم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نتن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و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ي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م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"هما مؤ"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م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ن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تُفَاح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تِلْمِيذ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ثَوْ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بَ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قِيب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خُضَ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دَرْس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رَجُ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َعْ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صَحْرَاء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صَوْت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عَا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لَب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 تكسير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صِي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لَ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وَاكِه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 تكسير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مَ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ُرْآ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ِصّ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ِطّ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أْس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ُر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ِتَا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رأ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دْرَس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سْرَحِيّ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عَلِ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ِحْفَظ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َاس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حْيَان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البَارِحَة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اليَوْم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اعَةً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نَةً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ِتَاءً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صَبَاح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صَيْف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ظُهْر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َصْر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غَد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جْر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حْظَةَ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يْل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سَاءً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نَهْارًا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يْت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دِيق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ُوق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رِيق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غُرْف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ِنَاء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دِين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دْرَس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سْجِد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طْبَخ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نِيق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خِي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شِع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َطِيء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جَمِي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زِي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َنُو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ذَكِي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رِيع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عِيد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سَمِي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شُجَاع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ضَعِيف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وِي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غَبِي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رِح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صِي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وِي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رِي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كَسُو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ئِي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سْرُو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بْتَهِج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جْتَهِد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رْتَفِع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نْخَفِض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هَزِي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سِي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وَلَد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حْمَدُ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َسَد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أُمّ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اِبْ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بِنْت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تَاجِ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حِصَان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دِيك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رَضِيع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زُهُو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شُرْطِيّ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طَالِ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طَبِيب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طِفْ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table:style-name="ce12" office:value-type="string" calcext:value-type="string">
            <text:p>عَامِ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عُمَّال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اطِمَةُ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فَرَاش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َاضِ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قِطّ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لَيْلَى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عَلِّ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رْأَة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َطَر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حَمَدُ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مُسْلِم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مُهَنْدِسٌ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 table:number-rows-repeated="23">
          <table:table-cell table:style-name="ce13"/>
          <table:table-cell table:number-columns-repeated="6"/>
          <table:table-cell table:content-validation-name="val3"/>
          <table:table-cell/>
          <table:table-cell table:content-validation-name="val5"/>
          <table:table-cell table:number-columns-repeated="1013"/>
        </table:table-row>
        <table:table-row table:style-name="ro1" table:number-rows-repeated="4">
          <table:table-cell table:style-name="ce13"/>
          <table:table-cell table:number-columns-repeated="8"/>
          <table:table-cell table:content-validation-name="val5"/>
          <table:table-cell table:number-columns-repeated="1013"/>
        </table:table-row>
        <table:table-row table:style-name="ro1" table:number-rows-repeated="732">
          <table:table-cell table:style-name="ce13"/>
          <table:table-cell table:number-columns-repeated="1022"/>
        </table:table-row>
        <table:table-row table:style-name="ro1" table:number-rows-repeated="1047589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abels-" table:style-name="ta2">
        <office:forms form:automatic-focus="false" form:apply-design-mode="false"/>
        <table:table-column table:style-name="co7" table:default-cell-style-name="ce11"/>
        <table:table-column table:style-name="co8" table:default-cell-style-name="ce11"/>
        <table:table-column table:style-name="co9" table:default-cell-style-name="ce12"/>
        <table:table-column table:style-name="co7" table:number-columns-repeated="2" table:default-cell-style-name="ce7"/>
        <table:table-column table:style-name="co7" table:number-columns-repeated="2" table:default-cell-style-name="ce10"/>
        <table:table-column table:style-name="co7" table:number-columns-repeated="13" table:default-cell-style-name="ce9"/>
        <table:table-column table:style-name="co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word_type</text:p>
          </table:table-cell>
          <table:table-cell table:style-name="ce11" office:value-type="string" calcext:value-type="string">
            <text:p>معرب</text:p>
          </table:table-cell>
          <table:table-cell table:style-name="ce11" office:value-type="string" calcext:value-type="string">
            <text:p>gend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defined</text:p>
          </table:table-cell>
          <table:table-cell table:style-name="ce11" office:value-type="string" calcext:value-type="string">
            <text:p>future_type</text:p>
          </table:table-cell>
          <table:table-cell table:style-name="ce11" office:value-type="string" calcext:value-type="string">
            <text:p>transitive</text:p>
          </table:table-cell>
          <table:table-cell table:style-name="ce24" office:value-type="string" calcext:value-type="string">
            <text:p>len</text:p>
          </table:table-cell>
          <table:table-cell table:style-name="ce24" table:number-columns-repeated="9"/>
          <table:table-cell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فعلية"</text:p>
          </table:table-cell>
          <table:table-cell table:style-name="ce6" table:number-columns-repeated="2"/>
          <table:table-cell table:number-columns-repeated="15"/>
          <table:table-cell table:style-name="ce9"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اسمية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اضي المعلوم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ضارع المعلوم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الأمر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معلو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"مبني للمجهول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ثبت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نفي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زمن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بني للمعلوم/مجهول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ثبت/منفي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فعول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زمان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مكان: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شوائي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ينة</text:p>
          </table:table-cell>
          <table:table-cell table:number-columns-repeated="2"/>
          <table:table-cell table:style-name="ce9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حركة الإعراب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إظهار حركة الإعراب في أواخر الكلمات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ختيار عشوائي للمفردات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نسخ عينة جيسون للتجارب البرمجية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 الجملة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دونتي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لاستضافة بدعم من شركة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اعل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 مساعد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</table:table>
      <table:named-expressions/>
      <table:database-ranges>
        <table:database-range table:name="__Anonymous_Sheet_DB__0" table:target-range-address="words.B1:words.J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12-26T23:45:28.900478481</dc:date>
    <meta:editing-duration>PT1H51M4S</meta:editing-duration>
    <meta:editing-cycles>27</meta:editing-cycles>
    <dc:creator>zerrouki</dc:creator>
    <meta:document-statistic meta:table-count="2" meta:cell-count="1612" meta:object-count="0"/>
  </office:meta>
</office:document-meta>
</file>